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4.096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3.046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4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56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STFC (33)</text:p>
          </table:table-cell>
          <table:table-cell table:style-name="ce1" office:value-type="string" calcext:value-type="string">
            <text:p>Total (252)</text:p>
          </table:table-cell>
          <table:table-cell table:style-name="ce6"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3:.G3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B4:.G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SUM([.B5:.G5])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6:.G6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7:.G7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8:.G8])" office:value-type="float" office:value="36" calcext:value-type="float">
            <text:p>36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</table:table>
      <table:table table:name="summary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1" office:value-type="string" calcext:value-type="string">
            <text:p>Total (252)</text:p>
          </table:table-cell>
          <table:table-cell table:style-name="ce1"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OP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</table:table>
      <table:table table:name="pfunit" table:style-name="ta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1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:.G2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3:.G3])" office:value-type="float" office:value="235" calcext:value-type="float">
            <text:p>235</text:p>
          </table:table-cell>
          <table:table-cell table:number-columns-repeated="1016"/>
        </table:table-row>
      </table:table>
      <table:table table:name="plplot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G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SUM([.B3:.G3])" office:value-type="float" office:value="245" calcext:value-type="float">
            <text:p>245</text:p>
          </table:table-cell>
        </table:table-row>
      </table:table>
      <table:table table:name="softeng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:.G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78" calcext:value-type="float">
            <text:p>178</text:p>
          </table:table-cell>
        </table:table-row>
      </table:table>
      <table:table table:name="verscon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([.B2:.G2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3:.G3])" office:value-type="float" office:value="96" calcext:value-type="float">
            <text:p>96</text:p>
          </table:table-cell>
        </table:table-row>
      </table:table>
      <table:table table:name="future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number-columns-repeated="1015" table:default-cell-style-name="ce12"/>
        <table:table-row table:style-name="ro1">
          <table:table-cell table:style-name="ce10" office:value-type="string" calcext:value-type="string">
            <text:p>Topic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2:.I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rn Fortra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SUM([.B3:.I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:.I4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5:.I5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6:.I6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7:.I7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plot visualis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8:.I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FUnit tes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9:.I9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0:.I10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AC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I11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DA Fort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13:.I13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14:.I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Fo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5:.I15])"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s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default-cell-style-name="ce12"/>
        <table:table-row table:style-name="ro1">
          <table:table-cell table:style-name="ce10" office:value-type="string" calcext:value-type="string">
            <text:p>Compiler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SUM([.B2:.I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:.I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SUM([.B4:.I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r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SUM([.B5:.I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S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6:.I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7:.I7])" office:value-type="float" office:value="7" calcext:value-type="float">
            <text:p>7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evel" table:style-name="ta1">
        <office:forms form:automatic-focus="false" form:apply-design-mode="false"/>
        <table:table-column table:style-name="co5" table:default-cell-style-name="ce14"/>
        <table:table-column table:style-name="co2" table:number-columns-repeated="9" table:default-cell-style-name="Default"/>
        <table:table-row table:style-name="ro1">
          <table:table-cell table:style-name="ce10" office:value-type="string" calcext:value-type="string">
            <text:p>Level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office:value-type="string" calcext:value-type="string">
            <text:p>STFC</text:p>
          </table:table-cell>
          <table:table-cell table:style-name="ce1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o knowled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B2:.G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table:formula="of:=SUM([.B3:.G3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  <table:table-cell table:style-name="ce12" table:formula="of:=SUM([.B4:.G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table:formula="of:=SUM([.B5:.G5])" office:value-type="float" office:value="31" calcext:value-type="float">
            <text:p>31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erification" table:style-name="ta1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Manchester (40)</text:p>
          </table:table-cell>
          <table:table-cell table:style-name="ce6" office:value-type="string" calcext:value-type="string">
            <text:p>Reading (40)</text:p>
          </table:table-cell>
          <table:table-cell table:style-name="ce6" office:value-type="string" calcext:value-type="string">
            <text:p>Warwick (9)</text:p>
          </table:table-cell>
          <table:table-cell table:style-name="ce6" office:value-type="string" calcext:value-type="string">
            <text:p>Barcelona (66)</text:p>
          </table:table-cell>
          <table:table-cell table:style-name="ce6" table:number-columns-repeated="2"/>
          <table:table-cell table:style-name="ce6" office:value-type="string" calcext:value-type="string">
            <text:p>Total (155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2:.G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SUM([.B3:.G3])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4:16:52.757618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7-03-03T14:26:10.095171162</dc:date>
    <dc:creator>Wadud Miah</dc:creator>
    <meta:editing-duration>PT2H51M44S</meta:editing-duration>
    <meta:editing-cycles>21</meta:editing-cycles>
    <meta:generator>LibreOffice/4.3.7.2$Linux_X86_64 LibreOffice_project/430$Build-2</meta:generator>
    <meta:document-statistic meta:table-count="10" meta:cell-count="387" meta:object-count="0"/>
  </office:meta>
</office:document-meta>
</file>